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family="FreeMono" style:font-family-generic="modern" style:font-pitch="fixed" fo:font-size="120pt" style:font-size-asian="120pt" style:font-size-complex="120pt"/>
    </style:style>
    <style:style style:name="T1" style:family="text">
      <style:text-properties style:text-position="super 58%"/>
    </style:style>
    <style:style style:name="T2" style:family="text">
      <style:text-properties fo:font-family="LMMono10" style:font-pitch="fixed"/>
    </style:style>
    <style:style style:name="T3" style:family="text">
      <style:text-properties fo:font-family="LMMono10" style:font-pitch="fixed" fo:font-size="26pt" style:font-size-asian="26pt" style:font-size-complex="26pt"/>
    </style:style>
    <style:style style:name="T4" style:family="text">
      <style:text-properties fo:font-family="FreeMono" style:font-family-generic="modern" style:font-pitch="fixed" fo:font-size="120pt" style:font-size-asian="120pt" style:font-size-complex="120pt"/>
    </style:style>
    <style:style style:name="T5" style:family="text">
      <style:text-properties fo:text-shadow="none"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Ottawa PgCon Report</text:p>
            <text:p>18<text:span text:style-name="T1">th</text:span> to 21<text:span text:style-name="T1">st</text:span> May 201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Know More Waiting – Postgres 9.0</text:p>
          </draw:text-box>
        </draw:frame>
        <draw:frame presentation:style-name="pr4" draw:layer="layout" svg:width="25.199cm" svg:height="13.859cm" svg:x="1.5cm" svg:y="5cm" presentation:class="outline" presentation:user-transformed="true">
          <draw:text-box>
            <text:list text:style-name="L2">
              <text:list-item>
                <text:p>This tutorial was originally called “No more waiting”, as Postgres 9.0 was expected to be out by the conference date.</text:p>
                <text:list>
                  <text:list-item>
                    <text:p>The beta was released on 29<text:span text:style-name="T1">th</text:span> April. Second beta was released on 4<text:span text:style-name="T1">th</text:span> July. The final release is expected by the end of July.</text:p>
                  </text:list-item>
                  <text:list-item>
                    <text:p>Postgres 9.0 contains 204 new feature patch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Know More Waiting – Postgres 9.0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VACUUM FULL now works like CLUSTER.</text:p>
                <text:list>
                  <text:list-item>
                    <text:p>Old style is available as VACUUM FULL INPLACE.</text:p>
                  </text:list-item>
                </text:list>
              </text:list-item>
              <text:list-item>
                <text:p>New EXPLAIN (ANALYSE, BUFFERS) syntax.</text:p>
              </text:list-item>
              <text:list-item>
                <text:p>Indexes now support IS NOT NULL.</text:p>
                <text:list>
                  <text:list-item>
                    <text:p>This was a dumb bug – indexes have supported IS NULL for some time now.</text:p>
                  </text:list-item>
                </text:list>
              </text:list-item>
              <text:list-item>
                <text:p>Ability to set optimiser parameters on a per-tablespace level.</text:p>
                <text:list>
                  <text:list-item>
                    <text:p>seq_page_cost, random_page_cos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Know More Waiting – Postgres 9.0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Join Removal – new feature:</text:p>
                <text:list>
                  <text:list-item>
                    <text:p>If a left outer join's right side is not present in the SELECT list, and is unique, then the right side is automatically removed from the query.</text:p>
                  </text:list-item>
                  <text:list-item>
                    <text:p>Useful for views, not so useful for us, as we already do all sorts of management like this.</text:p>
                  </text:list-item>
                </text:list>
              </text:list-item>
              <text:list-item>
                <text:p>pg_restore uses multiple threads.</text:p>
              </text:list-item>
              <text:list-item>
                <text:p>ALTER TABLE ... ALTER COLUMN ... SET DISTINCT</text:p>
                <text:list>
                  <text:list-item>
                    <text:p>Overrides the n_distinct parameter in statist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Know More Waiting – Postgres 9.0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sql is now backward compatible.</text:p>
                <text:list>
                  <text:list-item>
                    <text:p>It knows the data formats of old servers.</text:p>
                  </text:list-item>
                </text:list>
              </text:list-item>
              <text:list-item>
                <text:p>The server now logs changes to its config when you reload, but not when you restart the server.</text:p>
              </text:list-item>
              <text:list-item>
                <text:p>New exclusion constraints:</text:p>
                <text:list>
                  <text:list-item>
                    <text:p>A bit like unique constraints, but you can specify what “unique” actually means, like non-overlapping.</text:p>
                  </text:list-item>
                </text:list>
              </text:list-item>
              <text:list-item>
                <text:p>Windowing functions:</text:p>
                <text:list>
                  <text:list-item>
                    <text:p>Operate aggregates over a sliding window of row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Know More Waiting – Postgres 9.0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ferrable unique constraints</text:p>
                <text:list>
                  <text:list-item>
                    <text:p>Allows you to break the unique constraint during a transaction, as long as it is all correct on commit.</text:p>
                  </text:list-item>
                  <text:list-item>
                    <text:p>Requires both the constraint and the transaction to be declared as deferred.</text:p>
                  </text:list-item>
                  <text:list-item>
                    <text:p>Allows you to do <text:span text:style-name="T2">UPDATE table SET id = id + 1;</text:span></text:p>
                  </text:list-item>
                </text:list>
              </text:list-item>
              <text:list-item>
                <text:p>Ordered Aggregates – control the order that data goes into an aggregate fu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Know More Waiting – Postgres 9.0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New replication features</text:p>
                <text:list>
                  <text:list-item>
                    <text:p>Built-in replication using WAL shipping – the WAL files are sent over to the slave servers which apply then as if they were recovering from a crash.</text:p>
                  </text:list-item>
                  <text:list-item>
                    <text:p>Now fractions of WAL files can be sent to the slave using a built-in client/server model, so the slave is more up to date.</text:p>
                  </text:list-item>
                  <text:list-item>
                    <text:p>Now the slave can answer read-only queries. Previously, the slave would refuse queries due to being in recovery mode.</text:p>
                  </text:list-item>
                  <text:list-item>
                    <text:p>Third-party products have done this for a whi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Know More Waiting – Postgres 9.0</text:p>
          </draw:text-box>
        </draw:frame>
        <draw:frame presentation:style-name="pr4" draw:layer="layout" svg:width="25.199cm" svg:height="15.5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However, there is a small problem with built-in replication.</text:p>
                    <text:list>
                      <text:list-item>
                        <text:p>The slave servers cannot feed back to the master server what queries are currently running.</text:p>
                      </text:list-item>
                      <text:list-item>
                        <text:p>Normally, Postgres knows not to vacuum something up if a query is accessing it.</text:p>
                      </text:list-item>
                      <text:list-item>
                        <text:p>If the slave is running a very long query, and the master vacuums something it is using, then that change cannot be applied to the slave.</text:p>
                      </text:list-item>
                      <text:list-item>
                        <text:p>There is a configurable setting on the slave to choose between cancelling the query or delaying the replication until the query finish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Server Health Chec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hat is a healthy server?</text:p>
                <text:list>
                  <text:list-item>
                    <text:p>Response times are lower than required and consistent.</text:p>
                  </text:list-item>
                  <text:list-item>
                    <text:p>Server has capacity for more load.</text:p>
                  </text:list-item>
                </text:list>
              </text:list-item>
              <text:list-item>
                <text:p>When database servers<text:line-break/>become overloaded,<text:line-break/>they go South very<text:line-break/>rapidly.</text:p>
                <text:list>
                  <text:list-item>
                    <text:p>How close to the wall<text:line-break/>are we?</text:p>
                  </text:list-item>
                </text:list>
              </text:list-item>
            </text:list>
          </draw:text-box>
        </draw:frame>
        <draw:custom-shape draw:style-name="gr2" draw:text-style-name="P1" draw:layer="layout" svg:width="12.5cm" svg:height="9cm" svg:x="15cm" svg:y="1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cm" svg:y1="19cm" svg:x2="27cm" svg:y2="19cm">
          <text:p/>
        </draw:line>
        <draw:frame draw:style-name="gr4" draw:layer="layout" svg:width="1.907cm" svg:height="0.962cm" svg:x="21cm" svg:y="19.038cm">
          <draw:text-box>
            <text:p>Load</text:p>
          </draw:text-box>
        </draw:frame>
        <draw:line draw:style-name="gr3" draw:text-style-name="P1" draw:layer="layout" svg:x1="16cm" svg:y1="19cm" svg:x2="16cm" svg:y2="11.5cm">
          <text:p/>
        </draw:line>
        <draw:frame draw:style-name="gr4" draw:layer="layout" svg:width="4.727cm" svg:height="0.962cm" draw:transform="rotate (-1.57079632679579) translate (16cm 13cm)">
          <draw:text-box>
            <text:p>Response time</text:p>
          </draw:text-box>
        </draw:frame>
        <draw:path draw:style-name="gr5" draw:text-style-name="P1" draw:layer="layout" svg:width="9.883cm" svg:height="8.473cm" draw:transform="rotate (-0.110653874577606) translate (17.1838218245651cm 10.1293467619335cm)" svg:viewBox="0 0 9884 8474" svg:d="m0 24814c190-9 382 7 572-25 193-33 386-72 583-103 189-30 378-44 565-82s378-73 569-63c190 10 379-34 569-44 198-11 394-51 584-104 191-52 382-109 578-140 199-32 403-46 608-49 190-2 377-5 570-44 196-39 375-107 581-122 191-14 380-13 569-44 193-32 391-49 587-65 197-16 390-62 583-103 187-40 379-67 559-139 190-75 421-76 568-236 164-178 381-317 475-551 82-202 143-414 220-618 75-199 96-416 180-614 82-195 51-414 66-620 14-202 12-397 29-598 17-204-12-408-11-612 2-201-13-410 48-600 65-201 29-387 70-582 41-190 17-386 13-577-5-217 42-430 121-626 87-213-65-389-7-594l17-193-3-192 5-134">
          <text:p/>
        </draw:path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Server Health Chec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rategy of maintaining healthy servers is to perform a full checkup, and then regular checkups afterwards.</text:p>
                <text:list>
                  <text:list-item>
                    <text:p>Requirements vary greatly according to the kind of application, and the kind of traffic.</text:p>
                    <text:list>
                      <text:list-item>
                        <text:p>Web – small, CPU-bound. Problems: too many idle connections</text:p>
                      </text:list-item>
                      <text:list-item>
                        <text:p>OLTP – I/O bound. Problems: locking</text:p>
                      </text:list-item>
                      <text:list-item>
                        <text:p>Data Warehousing – RAM limited. Problems: long running quer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Server Health Check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Load testing</text:p>
                <text:list>
                  <text:list-item>
                    <text:p>Idea is to work out how much capacity we have.</text:p>
                  </text:list-item>
                  <text:list-item>
                    <text:p>It is impossible to predict high-load behaviour from low-load behaviour.</text:p>
                  </text:list-item>
                  <text:list-item>
                    <text:p>Test servers should be the same as production servers.</text:p>
                  </text:list-item>
                </text:list>
              </text:list-item>
              <text:list-item>
                <text:p>Need to be able to handle peak load, not average load.</text:p>
              </text:list-item>
              <text:list-item>
                <text:p>A load test should do the same things as your appl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Server Health Chec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est methods:</text:p>
                <text:list>
                  <text:list-item>
                    <text:p>Live testing – switch on monitoring on live site.</text:p>
                  </text:list-item>
                  <text:list-item>
                    <text:p>Ad-hoc testing – get 10-50 people to bash the site.</text:p>
                  </text:list-item>
                  <text:list-item>
                    <text:p>Automated tools:</text:p>
                    <text:list>
                      <text:list-item>
                        <text:p>Siege.</text:p>
                      </text:list-item>
                      <text:list-item>
                        <text:p>pg replay</text:p>
                      </text:list-item>
                      <text:list-item>
                        <text:p>tsung</text:p>
                      </text:list-item>
                      <text:list-item>
                        <text:p>pgBench – micro-benchmark</text:p>
                      </text:list-item>
                    </text:list>
                  </text:list-item>
                  <text:list-item>
                    <text:p>“Real” benchmarks are great for testing your hardware, but not your applic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Server Health Check</text:p>
          </draw:text-box>
        </draw:frame>
        <draw:frame presentation:style-name="pr4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Planning hardware:</text:p>
                <text:list>
                  <text:list-item>
                    <text:p>Can be quite involved.</text:p>
                  </text:list-item>
                  <text:list-item>
                    <text:p>First do a sanity check – is the hardware reasonable:</text:p>
                    <text:list>
                      <text:list-item>
                        <text:p>Need ½ to 1 core for OS</text:p>
                      </text:list-item>
                      <text:list-item>
                        <text:p>Need ½ to 1 core for software RAID</text:p>
                      </text:list-item>
                      <text:list-item>
                        <text:p>1 core for postmaster and bgwriter</text:p>
                      </text:list-item>
                      <text:list-item>
                        <text:p>1 core will satisfy:</text:p>
                        <text:list>
                          <text:list-item>
                            <text:p>Data warehouse – 1 to 3 users</text:p>
                          </text:list-item>
                          <text:list-item>
                            <text:p>OLTP – 10 to 50 users</text:p>
                          </text:list-item>
                          <text:list-item>
                            <text:p>Web – 100 to 1000 user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Server Health Check</text:p>
          </draw:text-box>
        </draw:frame>
        <draw:frame presentation:style-name="pr4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Common ailments of a database server:</text:p>
                <text:list>
                  <text:list-item>
                    <text:p>Make sure you monitor for problems before you hit the wall.</text:p>
                  </text:list-item>
                  <text:list-item>
                    <text:p>Database growth – is growth as predicted, or bigger?</text:p>
                  </text:list-item>
                  <text:list-item>
                    <text:p>Check for bloat – autovacuum, idle in transaction.</text:p>
                  </text:list-item>
                  <text:list-item>
                    <text:p>Find largest tables and make them smaller.</text:p>
                    <text:list>
                      <text:list-item>
                        <text:p>Expire old data, or partition.</text:p>
                      </text:list-item>
                    </text:list>
                  </text:list-item>
                  <text:list-item>
                    <text:p>Memory growth – use sar or iostat to see if cache is sufficient.</text:p>
                  </text:list-item>
                  <text:list-item>
                    <text:p>Idle conn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Server Health Check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SELECT max(now() - xact_start) as max_time FROM pg_stat_activity WHERE...</text:p>
                  </text:list-item>
                  <text:list-item>
                    <text:p>Watch out for queries that get progressively slower.</text:p>
                  </text:list-item>
                  <text:list-item>
                    <text:p>Too many queries, caused by:</text:p>
                    <text:list>
                      <text:list-item>
                        <text:p>Sloppy programming – the N+1 reads problem.</text:p>
                      </text:list-item>
                      <text:list-item>
                        <text:p>Not caching.</text:p>
                      </text:list-item>
                      <text:list-item>
                        <text:p>Poll cycles without delay.</text:p>
                      </text:list-item>
                    </text:list>
                  </text:list-item>
                  <text:list-item>
                    <text:p>Locking – too much contention.</text:p>
                    <text:list>
                      <text:list-item>
                        <text:p>Look for progressive deterioration.</text:p>
                      </text:list-item>
                    </text:list>
                  </text:list-item>
                  <text:list-item>
                    <text:p>Temporary file usage – look for progression</text:p>
                    <text:list>
                      <text:list-item>
                        <text:p>Means sort, hashes, aggregates are too big for RAM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NoSQ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oSQL is a new movement to use old technology.</text:p>
                <text:list>
                  <text:list-item>
                    <text:p>Initial impetus was memcached.</text:p>
                  </text:list-item>
                </text:list>
              </text:list-item>
              <text:list-item>
                <text:p>Brewer's CAP theorem – pick two:</text:p>
                <text:list>
                  <text:list-item>
                    <text:p>Consistency, availability, partition tolerance.</text:p>
                  </text:list-item>
                </text:list>
              </text:list-item>
              <text:list-item>
                <text:p>NoSQL – a key/value store, with delayed multi-master replication.</text:p>
                <text:list>
                  <text:list-item>
                    <text:p>A consistency nightmare!</text:p>
                  </text:list-item>
                </text:list>
              </text:list-item>
              <text:list-item>
                <text:p>Fsync off – db admins running with scisso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NoSQ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Various projects</text:p>
                <text:list>
                  <text:list-item>
                    <text:p>Apache cassandra</text:p>
                  </text:list-item>
                  <text:list-item>
                    <text:p>CouchDB</text:p>
                  </text:list-item>
                  <text:list-item>
                    <text:p>MangoDB</text:p>
                  </text:list-item>
                  <text:list-item>
                    <text:p>Project Voldemort</text:p>
                  </text:list-item>
                  <text:list-item>
                    <text:p>Redis</text:p>
                  </text:list-item>
                  <text:list-item>
                    <text:p>Tokyo Tyrant</text:p>
                  </text:list-item>
                </text:list>
              </text:list-item>
              <text:list-item>
                <text:p>Memcached can be used in front of these to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NoSQ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ow does Postgres compare?</text:p>
                <text:list>
                  <text:list-item>
                    <text:p>Very well, as it turns out.</text:p>
                  </text:list-item>
                  <text:list-item>
                    <text:p>The whole point of NoSQL is for performance, but Postgres performs just as well.</text:p>
                  </text:list-item>
                  <text:list-item>
                    <text:p>NoSQL provides no data consistency checks.</text:p>
                  </text:list-item>
                  <text:list-item>
                    <text:p>Postgres scales very well with hardware.</text:p>
                  </text:list-item>
                  <text:list-item>
                    <text:p>Hot standby with replication provides multi-machine scale. Postgres-XC provides multi-master replication.</text:p>
                  </text:list-item>
                  <text:list-item>
                    <text:p>Postgres has better programmer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K-Nearest-Neighbour Search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ew search algorithm for GiST indexes.</text:p>
                <text:list>
                  <text:list-item>
                    <text:p>Allows GiST indexes to return results in priority order.</text:p>
                  </text:list-item>
                  <text:list-item>
                    <text:p>For instance, this would allow us to return the closest 10 features to a range.</text:p>
                  </text:list-item>
                  <text:list-item>
                    <text:p>Typically used to find the closest shop to a particular location.</text:p>
                  </text:list-item>
                  <text:list-item>
                    <text:p>Replaces current depth-first search with best-first 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PgFincor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smooth running of a database is all about RAM size.</text:p>
              </text:list-item>
              <text:list-item>
                <text:p>RAM is used for cache:</text:p>
                <text:list>
                  <text:list-item>
                    <text:p>Postgres shared memory (simple LRU)</text:p>
                  </text:list-item>
                  <text:list-item>
                    <text:p>OS Page Cache (complex LRU)</text:p>
                  </text:list-item>
                  <text:list-item>
                    <text:p>Hardware cache (mainly for write-back)</text:p>
                  </text:list-item>
                </text:list>
              </text:list-item>
              <text:list-item>
                <text:p>Issues with this:</text:p>
                <text:list>
                  <text:list-item>
                    <text:p>pg_dump or seq scans will blow out the cache.</text:p>
                  </text:list-item>
                  <text:list-item>
                    <text:p>Rebooting clears the cach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PgFinco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ome system calls are available:</text:p>
                <text:list>
                  <text:list-item>
                    <text:p>mmap and mincore to find out what is in the OS cache.</text:p>
                  </text:list-item>
                  <text:list-item>
                    <text:p>posix_fadvise to fiddle with the cache state.</text:p>
                    <text:list>
                      <text:list-item>
                        <text:p>However, the implementation is buggy.</text:p>
                        <text:list>
                          <text:list-item>
                            <text:p><text:span text:style-name="T2">NOREUSE</text:span> no longer works.</text:p>
                          </text:list-item>
                          <text:list-item>
                            <text:p><text:span text:style-name="T2">WILLNEED</text:span> has no effect on anything already in cache.</text:p>
                          </text:list-item>
                        </text:list>
                      </text:list-item>
                      <text:list-item>
                        <text:p>A kernel patch has been submitted to fix thes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PgFincore</text:p>
          </draw:text-box>
        </draw:frame>
        <draw:frame presentation:style-name="pr4" draw:layer="layout" svg:width="25.199cm" svg:height="16.5cm" svg:x="1.4cm" svg:y="4.5cm" presentation:class="outline" presentation:user-transformed="true">
          <draw:text-box>
            <text:list text:style-name="L2">
              <text:list-item>
                <text:p>PgFincore functions provided:</text:p>
                <text:list>
                  <text:list-item>
                    <text:p><text:span text:style-name="T3">pgsysconf</text:span> – report on overall OS cache</text:p>
                  </text:list-item>
                  <text:list-item>
                    <text:p><text:span text:style-name="T3">pgmincore('table')</text:span> – report on cache for table</text:p>
                  </text:list-item>
                  <text:list-item>
                    <text:p><text:span text:style-name="T3">pgfadv_WILLNEED('table')</text:span> – precache entire table</text:p>
                  </text:list-item>
                  <text:list-item>
                    <text:p><text:span text:style-name="T3">pgfadv_DONTNEED('table')</text:span> – drop cache on table</text:p>
                  </text:list-item>
                  <text:list-item>
                    <text:p><text:span text:style-name="T3">pgmincore_snapshot('table')</text:span> – create snapshot</text:p>
                  </text:list-item>
                  <text:list-item>
                    <text:p><text:span text:style-name="T3">pgfadv_WILLNEED_snapshot('table')</text:span> - restore</text:p>
                  </text:list-item>
                  <text:list-item>
                    <text:p><text:span text:style-name="T3">pgfadv_NORMAL('table')</text:span></text:p>
                  </text:list-item>
                  <text:list-item>
                    <text:p><text:span text:style-name="T3">pgfadv_SEQUENTIAL('table')</text:span> <text:s text:c="3"/>controls readahead</text:p>
                  </text:list-item>
                  <text:list-item>
                    <text:p><text:span text:style-name="T3">pgfadv_RANDOM('table')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3.042cm" svg:height="4.485cm" svg:x="15.16cm" svg:y="15.85cm">
          <draw:text-box>
            <text:p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To ORM Or Not To OR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peaker was fairly hostile to the idea of an Object-Relational Mapping tool.</text:p>
                <text:list>
                  <text:list-item>
                    <text:p>Database – very powerful</text:p>
                  </text:list-item>
                  <text:list-item>
                    <text:p>ORM – makes the database easy to access</text:p>
                  </text:list-item>
                </text:list>
              </text:list-item>
              <text:list-item>
                <text:p>“Devs cry about the performance of my database, but it's their ORM's fault.”</text:p>
              </text:list-item>
              <text:list-item>
                <text:p>“Sometimes the ORM can't do something, so we just issue an SQL statement.”</text:p>
                <text:list>
                  <text:list-item>
                    <text:p>Breaks the abstrac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To ORM Or Not To OR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“I just use the database as storage – why do I need a complex database?”</text:p>
                <text:list>
                  <text:list-item>
                    <text:p>The problem is that ORMs tend to hide the power of a database, causing developers to wonder why they are needed.</text:p>
                  </text:list-item>
                  <text:list-item>
                    <text:p>The ORM causes the database to be slow, so developers view databases as slow.</text:p>
                  </text:list-item>
                </text:list>
              </text:list-item>
              <text:list-item>
                <text:p>Analogy with knives – it is not the ORM's fault if people use them the wrong wa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To ORM Or Not To OR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erformance problems with ORMs:</text:p>
                <text:list>
                  <text:list-item>
                    <text:p>Excessive joins.</text:p>
                  </text:list-item>
                  <text:list-item>
                    <text:p>Using subselects instead of joins.</text:p>
                  </text:list-item>
                  <text:list-item>
                    <text:p>N+1 reads</text:p>
                  </text:list-item>
                  <text:list-item>
                    <text:p>Not batching up queries in transactions.</text:p>
                  </text:list-item>
                  <text:list-item>
                    <text:p>Update a column at a time – DAOs.</text:p>
                  </text:list-item>
                  <text:list-item>
                    <text:p><text:span text:style-name="T3">List.size()</text:span> instead of <text:span text:style-name="T3">COUNT(*)</text:span>.</text:p>
                  </text:list-item>
                  <text:list-item>
                    <text:p>Encourages filtering in the application.</text:p>
                  </text:list-item>
                  <text:list-item>
                    <text:p>Often bypassed with direct quer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To ORM Or Not To OR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RMs lead to schema management problems.</text:p>
                <text:list>
                  <text:list-item>
                    <text:p>Denormalised schemas.</text:p>
                  </text:list-item>
                  <text:list-item>
                    <text:p>Discriminator columns and NULLS everywhere.</text:p>
                  </text:list-item>
                  <text:list-item>
                    <text:p>How do you update the schema in place?</text:p>
                  </text:list-item>
                </text:list>
              </text:list-item>
              <text:list-item>
                <text:p>ORMs can cause database abandonment.</text:p>
                <text:list>
                  <text:list-item>
                    <text:p>The leading cause of the NoSQL movement.</text:p>
                  </text:list-item>
                </text:list>
              </text:list-item>
              <text:list-item>
                <text:p>Database independence means you only use those features that every database h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Financial Postgres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This was a talk by the lead DBA of a successful commercial banking Postgres project.</text:p>
              </text:list-item>
              <text:list-item>
                <text:p>They chose Postgres because it is extensible and open source.</text:p>
                <text:list>
                  <text:list-item>
                    <text:p>Started with MySQL, but moved to Postgres within a year – allowed the business to start quickly.</text:p>
                  </text:list-item>
                  <text:list-item>
                    <text:p>MySQL:</text:p>
                    <text:list>
                      <text:list-item>
                        <text:p>Everyone uses it. It was the default for Rails.</text:p>
                      </text:list-item>
                      <text:list-item>
                        <text:p>Has data integrity issues.</text:p>
                      </text:list-item>
                      <text:list-item>
                        <text:p>Doesn't scale well.</text:p>
                      </text:list-item>
                      <text:list-item>
                        <text:p>Makes it too easy to do things the wrong wa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Financial Postg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ostgres benefits:</text:p>
                <text:list>
                  <text:list-item>
                    <text:p>Easy to pronounce name.</text:p>
                  </text:list-item>
                  <text:list-item>
                    <text:p>MS-SQL doesn't work with Rails.</text:p>
                  </text:list-item>
                  <text:list-item>
                    <text:p>DB2 and Oracle are expensive.</text:p>
                  </text:list-item>
                </text:list>
              </text:list-item>
              <text:list-item>
                <text:p>Problems:</text:p>
                <text:list>
                  <text:list-item>
                    <text:p>Unforgiving (data integrity is strict).</text:p>
                  </text:list-item>
                  <text:list-item>
                    <text:p>Frustrating due to lack of experience.</text:p>
                  </text:list-item>
                  <text:list-item>
                    <text:p>Finding competent employees was har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Financial Postg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essons:</text:p>
                <text:list>
                  <text:list-item>
                    <text:p>Do the best job you can in the time available.</text:p>
                  </text:list-item>
                  <text:list-item>
                    <text:p>Much easier to fix now than later.</text:p>
                  </text:list-item>
                  <text:list-item>
                    <text:p>Get as much expertise as you can.</text:p>
                  </text:list-item>
                  <text:list-item>
                    <text:p>A product that is out produces more revenue than one that isn't.</text:p>
                  </text:list-item>
                  <text:list-item>
                    <text:p>If you are successful, then you will have scale problems – plan ahead.</text:p>
                  </text:list-item>
                  <text:list-item>
                    <text:p>You will eventually be tied to your technolog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Financial Postgres</text:p>
          </draw:text-box>
        </draw:frame>
        <draw:frame presentation:style-name="pr4" draw:layer="layout" svg:width="25.199cm" svg:height="15.586cm" svg:x="1.4cm" svg:y="4.914cm" presentation:class="outline" presentation:user-transformed="true">
          <draw:text-box>
            <text:list text:style-name="L2">
              <text:list-item>
                <text:p>US OLTP site is 1.3TB, and handles 4000 transactions per second peak.</text:p>
                <text:list>
                  <text:list-item>
                    <text:p>Working set is 200GB.</text:p>
                  </text:list-item>
                </text:list>
              </text:list-item>
              <text:list-item>
                <text:p>Throwing hardware at the problem works.</text:p>
                <text:list>
                  <text:list-item>
                    <text:p>They bought a machine with 256GB of RAM, which greatly outperformed the old machine with 128GB of RAM, due to the working set size.</text:p>
                  </text:list-item>
                </text:list>
              </text:list-item>
              <text:list-item>
                <text:p>The Open Community means more options for feature development.</text:p>
                <text:list>
                  <text:list-item>
                    <text:p>Hot standby, multi-master replicatio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Financial Postg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ata Quality:</text:p>
                <text:list>
                  <text:list-item>
                    <text:p>The application <text:span text:style-name="T5">will</text:span> have bugs.</text:p>
                  </text:list-item>
                  <text:list-item>
                    <text:p>Two checks are better than one.</text:p>
                  </text:list-item>
                  <text:list-item>
                    <text:p>Application developers have a different mindset to DBAs.</text:p>
                  </text:list-item>
                  <text:list-item>
                    <text:p>Use database constraints.</text:p>
                    <text:list>
                      <text:list-item>
                        <text:p>However, too much of a good thing can be bad.</text:p>
                      </text:list-item>
                    </text:list>
                  </text:list-item>
                </text:list>
              </text:list-item>
              <text:list-item>
                <text:p>Postgres is one of the few databases that allows functions in different langua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Monitoring Postgres Buffer Cach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Postgres buffer cache is a circular buffer with 8kB pages.</text:p>
                <text:list>
                  <text:list-item>
                    <text:p>Pages can have tags saying what they are.</text:p>
                  </text:list-item>
                  <text:list-item>
                    <text:p>Pages can be pinned if they are in use.</text:p>
                  </text:list-item>
                  <text:list-item>
                    <text:p>Pages can be dirty.</text:p>
                  </text:list-item>
                  <text:list-item>
                    <text:p>Each page has a usage count.</text:p>
                  </text:list-item>
                </text:list>
              </text:list-item>
              <text:list-item>
                <text:p>All this is reported from pg_statio_user_tab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Monitoring Postgres Buffer Cache</text:p>
          </draw:text-box>
        </draw:frame>
        <draw:frame presentation:style-name="pr4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>Allocating a block from the cache:</text:p>
                <text:list>
                  <text:list-item>
                    <text:p>Request a buffer – if it already in the cache, then increase the usage count.</text:p>
                  </text:list-item>
                  <text:list-item>
                    <text:p>Circular scanning of the buffer cache decreases usage count until it finds a buffer with a count of zero.</text:p>
                  </text:list-item>
                  <text:list-item>
                    <text:p>Max usage count is 5.</text:p>
                  </text:list-item>
                  <text:list-item>
                    <text:p>A seq scan uses a smaller circle for its buffer.</text:p>
                  </text:list-item>
                </text:list>
              </text:list-item>
              <text:list-item>
                <text:p>Postgres relies on OS caching, which can result in some double cach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Monitoring Postgres Buffer Cache</text:p>
          </draw:text-box>
        </draw:frame>
        <draw:frame presentation:style-name="pr4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>There is a contrib module: pg_buffercache</text:p>
                <text:list>
                  <text:list-item>
                    <text:p>Grabs lots of locks, so it affects performance.</text:p>
                  </text:list-item>
                  <text:list-item>
                    <text:p>Adds a new table pg_buffercache.</text:p>
                  </text:list-item>
                </text:list>
              </text:list-item>
              <text:list-item>
                <text:p>For shared buffers, recommend this is 15% to 40% of total system RAM.</text:p>
              </text:list-item>
              <text:list-item>
                <text:p>There are three ways for a buffer to be written:</text:p>
                <text:list>
                  <text:list-item>
                    <text:p>Checkpoint – forces everything out.</text:p>
                  </text:list-item>
                  <text:list-item>
                    <text:p>Backend looking for a free buffer.</text:p>
                  </text:list-item>
                  <text:list-item>
                    <text:p>Background Writ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Check Pleas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asic tuning is job No. 1.</text:p>
              </text:list-item>
              <text:list-item>
                <text:p>Monitoring</text:p>
                <text:list>
                  <text:list-item>
                    <text:p>If a database falls in the woods, and noone is there to hear it, does it make a sound?</text:p>
                  </text:list-item>
                  <text:list-item>
                    <text:p>Pain is a good motivator – eg. pager in the middle of the night!</text:p>
                  </text:list-item>
                </text:list>
              </text:list-item>
              <text:list-item>
                <text:p>If Postgres crashes, it will restart automatically.</text:p>
                <text:list>
                  <text:list-item>
                    <text:p>May be down for only 30 seconds.</text:p>
                  </text:list-item>
                  <text:list-item>
                    <text:p>You need to know if this happen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Check Pleas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rending is important. Draw graphs of load.</text:p>
                <text:list>
                  <text:list-item>
                    <text:p>Nagios, munin – alerting</text:p>
                  </text:list-item>
                  <text:list-item>
                    <text:p>Cacti, mrtg – graphs</text:p>
                  </text:list-item>
                </text:list>
              </text:list-item>
              <text:list-item>
                <text:p>Hard limit on the number of connections.</text:p>
                <text:list>
                  <text:list-item>
                    <text:p>If you run out, then it is game over.</text:p>
                  </text:list-item>
                </text:list>
              </text:list-item>
              <text:list-item>
                <text:p>Disc space – monitor <text:span text:style-name="T6">all</text:span> partitions.</text:p>
              </text:list-item>
              <text:list-item>
                <text:p>WAL logs can use a lot of disc space.</text:p>
                <text:list>
                  <text:list-item>
                    <text:p>Lots of xlog means lots of recovery.</text:p>
                  </text:list-item>
                  <text:list-item>
                    <text:p><text:span text:style-name="T3">pg_startbackup()</text:span> – do not recycle logs - <text:span text:style-name="T7">Be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Check Please</text:p>
          </draw:text-box>
        </draw:frame>
        <draw:frame presentation:style-name="pr4" draw:layer="layout" svg:width="25.5cm" svg:height="13.859cm" svg:x="1.5cm" svg:y="5cm" presentation:class="outline" presentation:user-transformed="true">
          <draw:text-box>
            <text:list text:style-name="L2">
              <text:list-item>
                <text:p>Database Size:</text:p>
                <text:list>
                  <text:list-item>
                    <text:p>Predict how quickly you will grow.</text:p>
                  </text:list-item>
                  <text:list-item>
                    <text:p>How will increased size affect performance?</text:p>
                  </text:list-item>
                  <text:list-item>
                    <text:p>An application bug may cause a sudden growth.</text:p>
                  </text:list-item>
                  <text:list-item>
                    <text:p>Table and index bloat</text:p>
                    <text:list>
                      <text:list-item>
                        <text:p>Problem if there are heavy updates or insufficient vacuum.</text:p>
                      </text:list-item>
                    </text:list>
                  </text:list-item>
                  <text:list-item>
                    <text:p>Transactions – look for spikes in frequency.</text:p>
                  </text:list-item>
                  <text:list-item>
                    <text:p>Stats from the database - <text:span text:style-name="T3">pg_stat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Check Pleas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utovacuum</text:p>
                <text:list>
                  <text:list-item>
                    <text:p><text:span text:style-name="T3">max_freeze_age</text:span> ensures that all tables get vacuumed before xid wraparound.</text:p>
                  </text:list-item>
                  <text:list-item>
                    <text:p>Can cause a lot of vacuum and locks.</text:p>
                  </text:list-item>
                  <text:list-item>
                    <text:p>A problem for high transaction systems, like OLTP.</text:p>
                  </text:list-item>
                </text:list>
              </text:list-item>
              <text:list-item>
                <text:p>Long running queries</text:p>
                <text:list>
                  <text:list-item>
                    <text:p>Postgres can't cache plans.</text:p>
                  </text:list-item>
                  <text:list-item>
                    <text:p>A plan may flip to bad if the stats are wrong.</text:p>
                  </text:list-item>
                </text:list>
              </text:list-item>
              <text:list-item>
                <text:p>Idle transactions cause problems for vacuu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Check Pleas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quences</text:p>
                <text:list>
                  <text:list-item>
                    <text:p>Limited to 2,147,483,647.</text:p>
                  </text:list-item>
                  <text:list-item>
                    <text:p>Non-transactional – there may be missing numbers.</text:p>
                  </text:list-item>
                </text:list>
              </text:list-item>
              <text:list-item>
                <text:p>Transaction id wraparound</text:p>
                <text:list>
                  <text:list-item>
                    <text:p>Postgres must vacuum every table every 2,147,483,647 transactions, in order to freeze the rows.</text:p>
                    <text:list>
                      <text:list-item>
                        <text:p>Otherwise, Postgres wouldn't be able to tell whether the rows are old or new.</text:p>
                      </text:list-item>
                    </text:list>
                  </text:list-item>
                  <text:list-item>
                    <text:p>Postgres will shut down if this doesn't happ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Replacing GEQ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EQO is the genetic query optimiser.</text:p>
                <text:list>
                  <text:list-item>
                    <text:p>If a query has too many joins, it won't run the brute-force query planner, as it would take too long.</text:p>
                  </text:list-item>
                  <text:list-item>
                    <text:p>Instead, it will use GEQO, which iterates through several generations of mutating query plans to get a reasonable plan.</text:p>
                  </text:list-item>
                </text:list>
              </text:list-item>
              <text:list-item>
                <text:p>Proposal to replace this with simulated annealing.</text:p>
                <text:list>
                  <text:list-item>
                    <text:p>Difference is that random noise is added to the plan in reducing amounts as the query plan progres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GI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 went to a GIT talk, but it was useless.</text:p>
                <text:list>
                  <text:list-item>
                    <text:p>http://book.git-scm.com/</text:p>
                  </text:list-item>
                  <text:list-item>
                    <text:p>http://progit.org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hew Wakeling</meta:initial-creator>
    <meta:creation-date>2010-06-22T15:27:50</meta:creation-date>
    <meta:editing-duration>PT48H04M46S</meta:editing-duration>
    <meta:editing-cycles>17</meta:editing-cycles>
    <dc:date>2010-07-01T13:26:12</dc:date>
    <dc:creator>Matthew Wakeling</dc:creator>
    <meta:generator>OpenOffice.org/3.2$Unix OpenOffice.org_project/320m12$Build-9483</meta:generator>
    <meta:document-statistic meta:object-count="191"/>
  </office:meta>
</office:document-meta>
</file>